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df" manifest:media-type="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7mm"/>
    </style:style>
    <style:style style:name="co2" style:family="table-column">
      <style:table-column-properties fo:break-before="auto" style:column-width="39.07mm"/>
    </style:style>
    <style:style style:name="co3" style:family="table-column">
      <style:table-column-properties fo:break-before="auto" style:column-width="48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 fo:wrap-option="wrap" style:vertical-align="top"/>
    </style:style>
    <style:style style:name="ce3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fo:border-bottom="none" fo:background-color="#cccc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center" fo:margin-left="0mm"/>
    </style:style>
    <style:style style:name="ce6" style:family="table-cell" style:parent-style-name="Default" style:data-style-name="N3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border-bottom="0.06pt solid #000000" fo:background-color="#ffff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="0.06pt solid #0000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fo:border-bottom="none" fo:background-color="#cccccc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center" fo:margin-left="0mm"/>
    </style:style>
    <style:style style:name="ce13" style:family="table-cell" style:parent-style-name="Default" style:data-style-name="N3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61">
      <style:table-cell-properties fo:border-bottom="0.06pt solid #000000" fo:background-color="#ffff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61">
      <style:table-cell-properties fo:background-color="#ffff00"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3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/>
    <style:style style:name="ce28" style:family="table-cell" style:parent-style-name="Default" style:data-style-name="N3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cccccc" fo:wrap-option="wrap" fo:border-left="none" fo:border-right="0.06pt solid #000000" fo:border-top="0.06pt solid #000000" style:vertical-align="middle"/>
    </style:style>
    <style:style style:name="ce33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40" style:family="table-cell" style:parent-style-name="Default" style:data-style-name="N110">
      <style:table-cell-properties fo:border-bottom="0.06pt solid #000000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110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top"/>
    </style:style>
    <style:style style:name="ce47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4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opulation Growth Analysis" table:style-name="ta1" table:print-ranges="'Population Growth Analysis'.A1:'Population Growth Analysis'.I70">
        <table:shapes>
          <draw:frame draw:z-index="0" draw:style-name="gr1" draw:text-style-name="P1" svg:width="192mm" svg:height="108mm" svg:x="22.6mm" svg:y="95.55mm">
            <draw:object draw:notify-on-update-of-ranges="'Population Growth Analysis'.A3:'Population Growth Analysis'.A16 'Population Growth Analysis'.B3:'Population Growth Analysis'.B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2mm" svg:height="108mm" svg:x="25.6mm" svg:y="209.69mm">
            <draw:object draw:notify-on-update-of-ranges="'Population Growth Analysis'.A3:'Population Growth Analysis'.A16 'Population Growth Analysis'.C3:'Population Growth Analysis'.C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number-columns-repeated="3" table:default-cell-style-name="ce9"/>
        <table:table-column table:style-name="co4" table:default-cell-style-name="Default"/>
        <table:table-column table:style-name="co4" table:default-cell-style-name="ce27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opulation growth</text:p>
          </table:table-cell>
          <table:covered-table-cell table:style-name="ce11"/>
          <table:table-cell table:style-name="ce17" office:value-type="string" calcext:value-type="string" table:number-columns-spanned="2" table:number-rows-spanned="1">
            <text:p>Log growth rate</text:p>
          </table:table-cell>
          <table:covered-table-cell table:style-name="ce22"/>
          <table:table-cell table:style-name="ce28" office:value-type="string" calcext:value-type="string" table:number-columns-spanned="2" table:number-rows-spanned="1">
            <text:p>Runtime on RYZEN 3900</text:p>
          </table:table-cell>
          <table:covered-table-cell table:style-name="ce32"/>
          <table:table-cell table:style-name="ce28" office:value-type="string" calcext:value-type="string" table:number-columns-spanned="2" table:number-rows-spanned="1">
            <text:p>RAM</text:p>
          </table:table-cell>
          <table:covered-table-cell table:style-name="ce1"/>
          <table:table-cell table:number-columns-repeated="1015"/>
        </table:table-row>
        <table:table-row table:style-name="ro2">
          <table:table-cell table:style-name="ce2" office:value-type="string" calcext:value-type="string">
            <text:p>Days of generation</text:p>
          </table:table-cell>
          <table:table-cell table:style-name="ce5" table:formula="of:=&quot;Inital 🐟 &quot;&amp;[.$B3]&amp;&quot; fishs&quot;" office:value-type="string" office:string-value="Inital 🐟 5 fishs" calcext:value-type="string">
            <text:p>Inital 🐟 5 fishs</text:p>
          </table:table-cell>
          <table:table-cell table:style-name="ce12" table:formula="of:=&quot;Inital 🐟 &quot;&amp;[.$C3]&amp;&quot; fishs&quot;" office:value-type="string" office:string-value="Inital 🐟 300 fishs" calcext:value-type="string">
            <text:p>Inital 🐟 300 fishs</text:p>
          </table:table-cell>
          <table:table-cell table:style-name="ce5" table:formula="of:=&quot;Inital 🐟 &quot;&amp;[.$B3]&amp;&quot; fishs&quot;" office:value-type="string" office:string-value="Inital 🐟 5 fishs" calcext:value-type="string">
            <text:p>Inital 🐟 5 fishs</text:p>
          </table:table-cell>
          <table:table-cell table:style-name="ce12" table:formula="of:=&quot;Inital 🐟 &quot;&amp;[.$C3]&amp;&quot; fishs&quot;" office:value-type="string" office:string-value="Inital 🐟 300 fishs" calcext:value-type="string">
            <text:p>Inital 🐟 300 fishs</text:p>
          </table:table-cell>
          <table:table-cell table:style-name="ce5" table:formula="of:=&quot;Inital 🐟 &quot;&amp;[.$B3]&amp;&quot; fishs&quot;" office:value-type="string" office:string-value="Inital 🐟 5 fishs" calcext:value-type="string">
            <text:p>Inital 🐟 5 fishs</text:p>
          </table:table-cell>
          <table:table-cell table:style-name="ce12" table:formula="of:=&quot;Inital 🐟 &quot;&amp;[.$C3]&amp;&quot; fishs&quot;" office:value-type="string" office:string-value="Inital 🐟 300 fishs" calcext:value-type="string">
            <text:p>Inital 🐟 300 fishs</text:p>
          </table:table-cell>
          <table:table-cell table:style-name="ce5" table:formula="of:=&quot;Inital 🐟 &quot;&amp;[.$B3]&amp;&quot; fishs&quot;" office:value-type="string" office:string-value="Inital 🐟 5 fishs" calcext:value-type="string">
            <text:p>Inital 🐟 5 fishs</text:p>
          </table:table-cell>
          <table:table-cell table:style-name="ce12" table:formula="of:=&quot;Inital 🐟 &quot;&amp;[.$C3]&amp;&quot; fishs&quot;" office:value-type="string" office:string-value="Inital 🐟 300 fishs" calcext:value-type="string">
            <text:p>Inital 🐟 300 fishs</text:p>
          </table:table-cell>
          <table:table-cell table:style-name="ce46" table:number-columns-repeated="1015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300" calcext:value-type="float">
            <text:p>300</text:p>
          </table:table-cell>
          <table:table-cell table:style-name="ce18"/>
          <table:table-cell table:style-name="ce23"/>
          <table:table-cell table:style-name="ce29" office:value-type="float" office:value="0.005" calcext:value-type="float">
            <text:p>0,005</text:p>
          </table:table-cell>
          <table:table-cell table:style-name="ce33" office:value-type="float" office:value="0.005" calcext:value-type="float">
            <text:p>0,01</text:p>
          </table:table-cell>
          <table:table-cell table:style-name="ce37"/>
          <table:table-cell table:style-name="ce41"/>
          <table:table-cell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6" office:value-type="float" office:value="26" calcext:value-type="float">
            <text:p>26</text:p>
          </table:table-cell>
          <table:table-cell table:style-name="ce13" office:value-type="float" office:value="1563" calcext:value-type="float">
            <text:p>1 563</text:p>
          </table:table-cell>
          <table:table-cell table:style-name="ce19" table:formula="of:=[.$A4]/LOG([.B4])" office:value-type="float" office:value="12.7210876627559" calcext:value-type="float">
            <text:p>12,72</text:p>
          </table:table-cell>
          <table:table-cell table:style-name="ce24" table:formula="of:=[.$A4]/LOG([.C4])" office:value-type="float" office:value="5.6356390685904" calcext:value-type="float">
            <text:p>5,64</text:p>
          </table:table-cell>
          <table:table-cell table:style-name="ce7" office:value-type="float" office:value="0.005" calcext:value-type="float">
            <text:p>0,005</text:p>
          </table:table-cell>
          <table:table-cell table:style-name="ce34" office:value-type="float" office:value="0.005" calcext:value-type="float">
            <text:p>0,01</text:p>
          </table:table-cell>
          <table:table-cell table:style-name="ce38"/>
          <table:table-cell table:style-name="ce42"/>
          <table:table-cell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6" office:value-type="float" office:value="34" calcext:value-type="float">
            <text:p>34</text:p>
          </table:table-cell>
          <table:table-cell table:style-name="ce13" office:value-type="float" office:value="1959" calcext:value-type="float">
            <text:p>1 959</text:p>
          </table:table-cell>
          <table:table-cell table:style-name="ce19" table:formula="of:=[.$A5]/LOG([.B5])" office:value-type="float" office:value="13.0592721698226" calcext:value-type="float">
            <text:p>13,06</text:p>
          </table:table-cell>
          <table:table-cell table:style-name="ce24" table:formula="of:=[.$A5]/LOG([.C5])" office:value-type="float" office:value="6.07527059295682" calcext:value-type="float">
            <text:p>6,08</text:p>
          </table:table-cell>
          <table:table-cell table:style-name="ce7" office:value-type="float" office:value="0.005" calcext:value-type="float">
            <text:p>0,005</text:p>
          </table:table-cell>
          <table:table-cell table:style-name="ce34" office:value-type="float" office:value="0.005" calcext:value-type="float">
            <text:p>0,01</text:p>
          </table:table-cell>
          <table:table-cell table:style-name="ce38"/>
          <table:table-cell table:style-name="ce42"/>
          <table:table-cell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7" office:value-type="float" office:value="5934" calcext:value-type="float">
            <text:p>5934</text:p>
          </table:table-cell>
          <table:table-cell table:style-name="ce13" office:value-type="float" office:value="350605" calcext:value-type="float">
            <text:p>350 605</text:p>
          </table:table-cell>
          <table:table-cell table:style-name="ce19" table:formula="of:=[.$A6]/LOG([.B6])" office:value-type="float" office:value="21.2013335930366" calcext:value-type="float">
            <text:p>21,20</text:p>
          </table:table-cell>
          <table:table-cell table:style-name="ce24" table:formula="of:=[.$A6]/LOG([.C6])" office:value-type="float" office:value="14.4278853662468" calcext:value-type="float">
            <text:p>14,43</text:p>
          </table:table-cell>
          <table:table-cell table:style-name="ce7" office:value-type="float" office:value="0.005" calcext:value-type="float">
            <text:p>0,005</text:p>
          </table:table-cell>
          <table:table-cell table:style-name="ce34" office:value-type="float" office:value="0.013" calcext:value-type="float">
            <text:p>0,01</text:p>
          </table:table-cell>
          <table:table-cell table:style-name="ce38"/>
          <table:table-cell table:style-name="ce42"/>
          <table:table-cell/>
          <table:table-cell table:style-name="ce48"/>
          <table:table-cell table:number-columns-repeated="1013"/>
        </table:table-row>
        <table:table-row table:style-name="ro4"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91336" calcext:value-type="float">
            <text:p>191 336</text:p>
          </table:table-cell>
          <table:table-cell table:style-name="ce13" office:value-type="float" office:value="11301761" calcext:value-type="float">
            <text:p>11 301 761</text:p>
          </table:table-cell>
          <table:table-cell table:style-name="ce19" table:formula="of:=[.$A7]/LOG([.B7])" office:value-type="float" office:value="22.7195416694779" calcext:value-type="float">
            <text:p>22,72</text:p>
          </table:table-cell>
          <table:table-cell table:style-name="ce24" table:formula="of:=[.$A7]/LOG([.C7])" office:value-type="float" office:value="17.0136841029359" calcext:value-type="float">
            <text:p>17,01</text:p>
          </table:table-cell>
          <table:table-cell table:style-name="ce7" office:value-type="float" office:value="0.015" calcext:value-type="float">
            <text:p>0,015</text:p>
          </table:table-cell>
          <table:table-cell table:style-name="ce34" office:value-type="float" office:value="0.319" calcext:value-type="float">
            <text:p>0,32</text:p>
          </table:table-cell>
          <table:table-cell table:style-name="ce38"/>
          <table:table-cell table:style-name="ce42"/>
          <table:table-cell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6" office:value-type="float" office:value="2621894" calcext:value-type="float">
            <text:p>2 621 894</text:p>
          </table:table-cell>
          <table:table-cell table:style-name="ce13" office:value-type="float" office:value="154900658" calcext:value-type="float">
            <text:p>154 900 658</text:p>
          </table:table-cell>
          <table:table-cell table:style-name="ce19" table:formula="of:=[.$A8]/LOG([.B8])" office:value-type="float" office:value="23.3695270660048" calcext:value-type="float">
            <text:p>23,37</text:p>
          </table:table-cell>
          <table:table-cell table:style-name="ce24" table:formula="of:=[.$A8]/LOG([.C8])" office:value-type="float" office:value="18.3148992064627" calcext:value-type="float">
            <text:p>18,31</text:p>
          </table:table-cell>
          <table:table-cell table:style-name="ce7" office:value-type="float" office:value="0.15" calcext:value-type="float">
            <text:p>0,15</text:p>
          </table:table-cell>
          <table:table-cell table:style-name="ce34" office:value-type="float" office:value="4.721" calcext:value-type="float">
            <text:p>4,72</text:p>
          </table:table-cell>
          <table:table-cell table:style-name="ce38"/>
          <table:table-cell table:style-name="ce42"/>
          <table:table-cell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6" office:value-type="float" office:value="5296186" calcext:value-type="float">
            <text:p>5 296 186</text:p>
          </table:table-cell>
          <table:table-cell table:style-name="ce13" office:value-type="float" office:value="312287907" calcext:value-type="float">
            <text:p>312 287 907</text:p>
          </table:table-cell>
          <table:table-cell table:style-name="ce19" table:formula="of:=[.$A9]/LOG([.B9])" office:value-type="float" office:value="23.4980464080547" calcext:value-type="float">
            <text:p>23,50</text:p>
          </table:table-cell>
          <table:table-cell table:style-name="ce24" table:formula="of:=[.$A9]/LOG([.C9])" office:value-type="float" office:value="18.6001499659494" calcext:value-type="float">
            <text:p>18,60</text:p>
          </table:table-cell>
          <table:table-cell table:style-name="ce7" office:value-type="float" office:value="0.309" calcext:value-type="float">
            <text:p>0,309</text:p>
          </table:table-cell>
          <table:table-cell table:style-name="ce34" office:value-type="float" office:value="9.244" calcext:value-type="float">
            <text:p>9,24</text:p>
          </table:table-cell>
          <table:table-cell table:style-name="ce38"/>
          <table:table-cell table:style-name="ce42"/>
          <table:table-cell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6" office:value-type="float" office:value="6311710" calcext:value-type="float">
            <text:p>6 311 710</text:p>
          </table:table-cell>
          <table:table-cell table:style-name="ce13" office:value-type="float" office:value="372489150" calcext:value-type="float">
            <text:p>372 489 150</text:p>
          </table:table-cell>
          <table:table-cell table:style-name="ce19" table:formula="of:=[.$A10]/LOG([.B10])" office:value-type="float" office:value="23.5289029991809" calcext:value-type="float">
            <text:p>23,53</text:p>
          </table:table-cell>
          <table:table-cell table:style-name="ce24" table:formula="of:=[.$A10]/LOG([.C10])" office:value-type="float" office:value="18.66735257089" calcext:value-type="float">
            <text:p>18,67</text:p>
          </table:table-cell>
          <table:table-cell table:style-name="ce7" office:value-type="float" office:value="0.195" calcext:value-type="float">
            <text:p>0,195</text:p>
          </table:table-cell>
          <table:table-cell table:style-name="ce34" office:value-type="float" office:value="11.084" calcext:value-type="float">
            <text:p>11,08</text:p>
          </table:table-cell>
          <table:table-cell table:style-name="ce38"/>
          <table:table-cell table:style-name="ce42"/>
          <table:table-cell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170" calcext:value-type="float">
            <text:p>170</text:p>
          </table:table-cell>
          <table:table-cell table:style-name="ce6" office:value-type="float" office:value="14979958" calcext:value-type="float">
            <text:p>14 979 958</text:p>
          </table:table-cell>
          <table:table-cell table:style-name="ce13" office:value-type="float" office:value="883463328" calcext:value-type="float">
            <text:p>883 463 328</text:p>
          </table:table-cell>
          <table:table-cell table:style-name="ce19" table:formula="of:=[.$A11]/LOG([.B11])" office:value-type="float" office:value="23.6916938150089" calcext:value-type="float">
            <text:p>23,69</text:p>
          </table:table-cell>
          <table:table-cell table:style-name="ce24" table:formula="of:=[.$A11]/LOG([.C11])" office:value-type="float" office:value="19.0025058703234" calcext:value-type="float">
            <text:p>19,00</text:p>
          </table:table-cell>
          <table:table-cell table:style-name="ce7" office:value-type="float" office:value="0.447" calcext:value-type="float">
            <text:p>0,447</text:p>
          </table:table-cell>
          <table:table-cell table:style-name="ce34" office:value-type="float" office:value="26.593" calcext:value-type="float">
            <text:p>26,59</text:p>
          </table:table-cell>
          <table:table-cell table:style-name="ce38"/>
          <table:table-cell table:style-name="ce42"/>
          <table:table-cell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6" office:value-type="float" office:value="35890123" calcext:value-type="float">
            <text:p>35 890 123</text:p>
          </table:table-cell>
          <table:table-cell table:style-name="ce13" office:value-type="float" office:value="2120130781" calcext:value-type="float">
            <text:p>2 120 130 781</text:p>
          </table:table-cell>
          <table:table-cell table:style-name="ce19" table:formula="of:=[.$A12]/LOG([.B12])" office:value-type="float" office:value="23.8253602784208" calcext:value-type="float">
            <text:p>23,83</text:p>
          </table:table-cell>
          <table:table-cell table:style-name="ce24" table:formula="of:=[.$A12]/LOG([.C12])" office:value-type="float" office:value="19.3001287563857" calcext:value-type="float">
            <text:p>19,30</text:p>
          </table:table-cell>
          <table:table-cell table:style-name="ce7" office:value-type="float" office:value="2.202" calcext:value-type="float">
            <text:p>2,202</text:p>
          </table:table-cell>
          <table:table-cell table:style-name="ce34" table:formula="of:=60*1+3.76" office:value-type="float" office:value="63.76" calcext:value-type="float">
            <text:p>63,76</text:p>
          </table:table-cell>
          <table:table-cell table:style-name="ce38"/>
          <table:table-cell table:style-name="ce42"/>
          <table:table-cell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6" office:value-type="float" office:value="55653352" calcext:value-type="float">
            <text:p>55 653 352</text:p>
          </table:table-cell>
          <table:table-cell table:style-name="ce13" office:value-type="float" office:value="3285743983" calcext:value-type="float">
            <text:p>3 285 743 983</text:p>
          </table:table-cell>
          <table:table-cell table:style-name="ce19" table:formula="of:=[.$A13]/LOG([.B13])" office:value-type="float" office:value="23.8848631015835" calcext:value-type="float">
            <text:p>23,88</text:p>
          </table:table-cell>
          <table:table-cell table:style-name="ce24" table:formula="of:=[.$A13]/LOG([.C13])" office:value-type="float" office:value="19.4396469821565" calcext:value-type="float">
            <text:p>19,44</text:p>
          </table:table-cell>
          <table:table-cell table:style-name="ce7" office:value-type="float" office:value="1.796" calcext:value-type="float">
            <text:p>1,796</text:p>
          </table:table-cell>
          <table:table-cell table:style-name="ce34" table:formula="of:=60*1+45.76" office:value-type="float" office:value="105.76" calcext:value-type="float">
            <text:p>105,76</text:p>
          </table:table-cell>
          <table:table-cell table:style-name="ce38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6" office:value-type="float" office:value="188405140" calcext:value-type="float">
            <text:p>188 405 140</text:p>
          </table:table-cell>
          <table:table-cell table:style-name="ce14" table:formula="of:=10^([.$A14]/[.E14])" office:value-type="float" office:value="11233240329.7803" calcext:value-type="float">
            <text:p>1,12E+10</text:p>
          </table:table-cell>
          <table:table-cell table:style-name="ce19" table:formula="of:=[.$A14]/LOG([.B14])" office:value-type="float" office:value="24.0480688358443" calcext:value-type="float">
            <text:p>24,05</text:p>
          </table:table-cell>
          <table:table-cell table:style-name="ce25" office:value-type="float" office:value="19.8" calcext:value-type="float">
            <text:p>19,80</text:p>
          </table:table-cell>
          <table:table-cell table:style-name="ce7" office:value-type="float" office:value="11.246" calcext:value-type="float">
            <text:p>11,246</text:p>
          </table:table-cell>
          <table:table-cell table:style-name="ce35" office:value-type="string" calcext:value-type="string">
            <text:p>Out of memory</text:p>
          </table:table-cell>
          <table:table-cell table:style-name="ce39"/>
          <table:table-cell table:style-name="ce43" office:value-type="float" office:value="162" calcext:value-type="float">
            <text:p>162,0GB</text:p>
          </table:table-cell>
          <table:table-cell table:number-columns-repeated="1015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6" office:value-type="float" office:value="490587171" calcext:value-type="float">
            <text:p>490 587 171</text:p>
          </table:table-cell>
          <table:table-cell table:style-name="ce14" table:formula="of:=10^([.$A15]/[.E15])" office:value-type="float" office:value="35707859649.0047" calcext:value-type="float">
            <text:p>3,57E+10</text:p>
          </table:table-cell>
          <table:table-cell table:style-name="ce19" table:formula="of:=[.$A15]/LOG([.B15])" office:value-type="float" office:value="24.1637162552804" calcext:value-type="float">
            <text:p>24,16</text:p>
          </table:table-cell>
          <table:table-cell table:style-name="ce25" office:value-type="float" office:value="19.9" calcext:value-type="float">
            <text:p>19,90</text:p>
          </table:table-cell>
          <table:table-cell table:style-name="ce7" office:value-type="float" office:value="29.25" calcext:value-type="float">
            <text:p>29,25</text:p>
          </table:table-cell>
          <table:table-cell table:style-name="ce35" office:value-type="string" calcext:value-type="string">
            <text:p>Out of memory</text:p>
          </table:table-cell>
          <table:table-cell table:style-name="ce39"/>
          <table:table-cell table:style-name="ce44"/>
          <table:table-cell table:style-name="ce47"/>
          <table:table-cell table:style-name="ce48"/>
          <table:table-cell table:number-columns-repeated="1013"/>
        </table:table-row>
        <table:table-row table:style-name="ro3">
          <table:table-cell table:style-name="ce3" office:value-type="float" office:value="256" calcext:value-type="float">
            <text:p>256</text:p>
          </table:table-cell>
          <table:table-cell table:style-name="ce8" table:formula="of:=10^([.$A16]/[.D16])" office:value-type="float" office:value="26773094711.2916" calcext:value-type="float">
            <text:p>2,68E+10</text:p>
          </table:table-cell>
          <table:table-cell table:style-name="ce15" table:formula="of:=10^([.$A16]/[.E16])" office:value-type="float" office:value="1592565251232.17" calcext:value-type="float">
            <text:p>1,59E+12</text:p>
          </table:table-cell>
          <table:table-cell table:style-name="ce20" office:value-type="float" office:value="24.55" calcext:value-type="float">
            <text:p>24,55</text:p>
          </table:table-cell>
          <table:table-cell table:style-name="ce26" office:value-type="float" office:value="20.98" calcext:value-type="float">
            <text:p>20,98</text:p>
          </table:table-cell>
          <table:table-cell table:style-name="ce30" office:value-type="string" calcext:value-type="string">
            <text:p>Out of memory</text:p>
          </table:table-cell>
          <table:table-cell table:style-name="ce36" office:value-type="string" calcext:value-type="string">
            <text:p>Out of memory</text:p>
          </table:table-cell>
          <table:table-cell table:style-name="ce40"/>
          <table:table-cell table:style-name="ce45" office:value-type="float" office:value="284" calcext:value-type="float">
            <text:p>284,0GB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extrapolated value</text:p>
          </table:table-cell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mputed value</text:p>
          </table:table-cell>
          <table:table-cell/>
          <table:table-cell table:style-name="Default" table:number-columns-repeated="2"/>
          <table:table-cell table:style-name="ce27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3" office:value-type="float" office:value="256" calcext:value-type="float">
            <text:p>256</text:p>
          </table:table-cell>
          <table:table-cell table:style-name="ce10" office:value-type="float" office:value="26984457539" calcext:value-type="float">
            <text:p>26 984 457 539</text:p>
          </table:table-cell>
          <table:table-cell table:style-name="ce10" office:value-type="float" office:value="1592778185024" calcext:value-type="float">
            <text:p>1 592 778 185 024</text:p>
          </table:table-cell>
          <table:table-cell table:style-name="ce21"/>
          <table:table-cell table:style-name="Default"/>
          <table:table-cell table:number-columns-repeated="2" table:style-name="ce31" office:value-type="float" office:value="0.004" calcext:value-type="float">
            <text:p>0,004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 number:grouping="true"/>
      <number:text>GB</number:text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1.99mm" style:scale-to-X="1" style:scale-to-Y="1" style:writing-mode="lr-tb"/>
      <style:header-style>
        <style:header-footer-properties svg:height="27.99mm" fo:margin-left="0mm" fo:margin-right="0mm" fo:margin-bottom="14.99mm"/>
      </style:header-style>
      <style:footer-style>
        <style:header-footer-properties svg:height="12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</office:automatic-styles>
  <office:master-styles>
    <style:master-page style:name="Default" style:page-layout-name="Mpm1">
      <style:header>
        <style:region-left>
          <text:p>William J. Franck</text:p>
        </style:region-left>
        <style:region-center>
          <text:p><text:span text:style-name="MT1"><text:sheet-name>???</text:sheet-name></text:span></text:p>
        </style:region-center>
        <style:region-right>
          <text:p>Advent of Code 2021</text:p>
          <text:p>Puzzle Day 06</text:p>
        </style:region-right>
      </style:header>
      <style:header-left style:display="false"/>
      <style:footer>
        <style:region-left>
          <text:p>Printed on <text:date style:data-style-name="N2" text:date-value="2021-12-20">00/00/0000</text:date></text:p>
        </style:region-left>
        <style:region-center>
          <text:p><text:title>???</text:title></text:p>
        </style:region-center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0">00/00/0000</text:date>, <text:time style:data-style-name="N2" text:time-value="06:52:49.257027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06:21:14.345658131</meta:creation-date>
    <dc:date>2021-12-20T07:03:16.367324512</dc:date>
    <meta:editing-duration>P1DT12H57M59S</meta:editing-duration>
    <meta:editing-cycles>17</meta:editing-cycles>
    <meta:generator>NeoOffice/3.2017.31_Professional_Edition$MacOSX_X86_64 NeoOffice_project/0</meta:generator>
    <meta:document-statistic meta:table-count="1" meta:cell-count="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60" chart:interval-major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tick-marks-major-inner="true" chart:tick-marks-major-outer="true" chart:logarithmic="true" chart:origin="0" chart:reverse-direction="false" text:line-break="false" chart:link-data-style-to-source="true" chart:axis-position="start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01cm" svg:height="10.801cm" xlink:href=".." xlink:type="simple" chart:class="chart:scatter" chart:style-name="ch1">
        <chart:plot-area chart:style-name="ch2" table:cell-range-address="'Population Growth Analysis'.A3:'Population Growth Analysis'.B16" svg:x="0.701cm" svg:y="0.19cm" svg:width="17.897cm" svg:height="10.145cm">
          <chartooo:coordinate-region svg:x="0.799cm" svg:y="0.389cm" svg:width="17.799cm" svg:height="9.299cm"/>
          <chart:axis chart:dimension="x" chart:name="primary-x" chart:style-name="ch3">
            <chart:title svg:x="9.811cm" svg:y="10.231cm" chart:style-name="ch4">
              <text:p>Day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pulation Growth Analysis'.B3:'Population Growth Analysis'.B16" chart:class="chart:scatter">
            <chart:domain table:cell-range-address="'Population Growth Analysis'.A3:'Population Growth Analysis'.A16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opulation Growth Analysis'.A3:'Population Growth Analysis'.A16</svg:desc>
                </draw:g>
              </table:table-cell>
              <table:table-cell office:value-type="float" office:value="5">
                <text:p>5</text:p>
                <draw:g>
                  <svg:desc>'Population Growth Analysis'.B3:'Population Growth Analysis'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91336">
                <text:p>191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621894">
                <text:p>2621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5296186">
                <text:p>5296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6311710">
                <text:p>63117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14979958">
                <text:p>14979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35890123">
                <text:p>35890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55653352">
                <text:p>55653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188405140">
                <text:p>1884051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490587171">
                <text:p>490587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26773094711.2916">
                <text:p>26773094711.2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31_Professional_Edition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60" chart:interval-major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tick-marks-major-inner="true" chart:tick-marks-major-outer="true" chart:logarithmic="true" chart:origin="0" chart:reverse-direction="false" text:line-break="false" chart:link-data-style-to-source="true" chart:axis-position="start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01cm" svg:height="10.801cm" xlink:href=".." xlink:type="simple" chart:class="chart:scatter" chart:style-name="ch1">
        <chart:plot-area chart:style-name="ch2" table:cell-range-address="'Population Growth Analysis'.A3:'Population Growth Analysis'.A16 'Population Growth Analysis'.C3:'Population Growth Analysis'.C16" svg:x="0.381cm" svg:y="0.213cm" svg:width="17.897cm" svg:height="10.145cm">
          <chartooo:coordinate-region svg:x="0.479cm" svg:y="0.412cm" svg:width="17.799cm" svg:height="9.299cm"/>
          <chart:axis chart:dimension="x" chart:name="primary-x" chart:style-name="ch3">
            <chart:title svg:x="8.91cm" svg:y="10.241cm" chart:style-name="ch4">
              <text:p>Days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pulation Growth Analysis'.C3:'Population Growth Analysis'.C16" chart:class="chart:scatter">
            <chart:domain table:cell-range-address="'Population Growth Analysis'.A3:'Population Growth Analysis'.A16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opulation Growth Analysis'.A3:'Population Growth Analysis'.A16</svg:desc>
                </draw:g>
              </table:table-cell>
              <table:table-cell office:value-type="float" office:value="300">
                <text:p>300</text:p>
                <draw:g>
                  <svg:desc>'Population Growth Analysis'.C3:'Population Growth Analysis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350605">
                <text:p>350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1301761">
                <text:p>11301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54900658">
                <text:p>154900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312287907">
                <text:p>312287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372489150">
                <text:p>372489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883463328">
                <text:p>883463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2120130781">
                <text:p>2120130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3285743983">
                <text:p>3285743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11233240329.7803">
                <text:p>11233240329.7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35707859649.0047">
                <text:p>35707859649.0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1592565251232.17">
                <text:p>1592565251232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31_Professional_Edition$MacOSX_X86_64 NeoOffice_project/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